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5145c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officeooo:paragraph-rsid="00188ece"/>
    </style:style>
    <style:style style:name="P4" style:family="paragraph" style:parent-style-name="Standard" style:list-style-name="L1">
      <style:text-properties officeooo:paragraph-rsid="001a44ea"/>
    </style:style>
    <style:style style:name="P5" style:family="paragraph" style:parent-style-name="Standard">
      <style:text-properties officeooo:paragraph-rsid="001a44ea"/>
    </style:style>
    <style:style style:name="P6" style:family="paragraph" style:parent-style-name="Standard" style:list-style-name="L1">
      <style:text-properties officeooo:rsid="001a44ea" officeooo:paragraph-rsid="001a44ea"/>
    </style:style>
    <style:style style:name="T1" style:family="text">
      <style:text-properties officeooo:rsid="0015145c"/>
    </style:style>
    <style:style style:name="T2" style:family="text">
      <style:text-properties officeooo:rsid="0016a5a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6a5a9" style:font-weight-asian="bold" style:font-weight-complex="bold"/>
    </style:style>
    <style:style style:name="T5" style:family="text">
      <style:text-properties fo:font-weight="bold" officeooo:rsid="00188ece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6a5a9" style:font-weight-asian="normal" style:font-weight-complex="normal"/>
    </style:style>
    <style:style style:name="T8" style:family="text">
      <style:text-properties fo:color="#ff0000" loext:opacity="100%" fo:font-weight="bold" style:font-weight-asian="bold" style:font-weight-complex="bold"/>
    </style:style>
    <style:style style:name="T9" style:family="text">
      <style:text-properties fo:color="#ff0000" loext:opacity="100%" fo:font-weight="bold" officeooo:rsid="00188ece" style:font-weight-asian="bold" style:font-weight-complex="bold"/>
    </style:style>
    <style:style style:name="T10" style:family="text">
      <style:text-properties fo:color="#ff0000" loext:opacity="100%" fo:font-weight="bold" officeooo:rsid="001a44ea" style:font-weight-asian="bold" style:font-weight-complex="bold"/>
    </style:style>
    <style:style style:name="T11" style:family="text">
      <style:text-properties style:use-window-font-color="true" loext:opacity="0%" fo:font-weight="normal" officeooo:rsid="00188ece" style:font-weight-asian="normal" style:font-weight-complex="normal"/>
    </style:style>
    <style:style style:name="T12" style:family="text">
      <style:text-properties style:use-window-font-color="true" loext:opacity="0%" fo:font-weight="normal" officeooo:rsid="001a44ea" style:font-weight-asian="normal" style:font-weight-complex="normal"/>
    </style:style>
    <style:style style:name="T13" style:family="text">
      <style:text-properties officeooo:rsid="001a44e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## </text:span>Domain 1: Preliminary Work &amp; Taxpayer Data 14 Questions</text:p>
      <text:p text:style-name="Standard"/>
      <text:p text:style-name="Standard"><text:span text:style-name="T1">### </text:span>1.1. Preliminary work to prepare tax returns</text:p>
      <text:p text:style-name="Standard"/>
      <text:list xml:id="list381840483" text:style-name="L1">
        <text:list-item>
          <text:p text:style-name="P3"><text:span text:style-name="T4">P</text:span><text:span text:style-name="T3">rior years' returns</text:span>: </text:p>
          <text:list>
            <text:list-item>
              <text:p text:style-name="P4"><text:span text:style-name="T2">Used </text:span>for comparison, accuracy, &amp; <text:span text:style-name="T6">carryovers</text:span><text:span text:style-name="T3">,</text:span></text:p>
            </text:list-item>
            <text:list-item>
              <text:p text:style-name="P4"><text:span text:style-name="T4">Net Operating Loss (NOL), </text:span></text:p>
            </text:list-item>
            <text:list-item>
              <text:p text:style-name="P4"><text:span text:style-name="T4">depreciation, asset basis, prior yr minimum tax</text:span> for current year's return</text:p>
            </text:list-item>
          </text:list>
          <text:p text:style-name="P2"/>
        </text:list-item>
        <text:list-item>
          <text:p text:style-name="P3"><text:span text:style-name="T3">Taxpayer</text:span> <text:span text:style-name="T4">Bio-</text:span><text:span text:style-name="T3">information</text:span> <text:span text:style-name="T4">NEEDED: </text:span></text:p>
          <text:list>
            <text:list-item>
              <text:p text:style-name="P4"><text:span text:style-name="T7">d</text:span>ate of birth, marital status, </text:p>
            </text:list-item>
            <text:list-item>
              <text:p text:style-name="P4"><text:span text:style-name="T3">dependents</text:span>, identity protection <text:span text:style-name="T4">IP-</text:span><text:span text:style-name="T3">PIN, </text:span></text:p>
            </text:list-item>
            <text:list-item>
              <text:p text:style-name="P4"><text:span text:style-name="T3">photo ID, </text:span><text:span text:style-name="T9"><text:s/></text:span><text:span text:style-name="T11">Look at SS card </text:span><text:span text:style-name="T12">for FALSE Returns</text:span></text:p>
            </text:list-item>
            <text:list-item>
              <text:p text:style-name="P4"><text:span text:style-name="T5">See: </text:span><text:span text:style-name="T11">P4491, Vita/TCE training guide</text:span></text:p>
            </text:list-item>
            <text:list-item>
              <text:p text:style-name="P4"><text:span text:style-name="T10">Note: </text:span><text:span text:style-name="T12">Deceased child w/o SSN (See: p17) write “DIED” in SSN ON Paper file</text:span><text:span text:style-name="T11"><text:line-break/></text:span></text:p>
            </text:list-item>
          </text:list>
        </text:list-item>
        <text:list-item>
          <text:p text:style-name="P4"><text:span text:style-name="T4">Ci</text:span><text:span text:style-name="T3">tizenship, Residency</text:span>: </text:p>
          <text:list>
            <text:list-item>
              <text:p text:style-name="P4"><text:span text:style-name="T2">SSN,</text:span> ITIN, <text:span text:style-name="T2">ATIN (Individual / Adoption), visas, green cards, resident or non-resident alien</text:span></text:p>
            </text:list-item>
            <text:list-item>
              <text:p text:style-name="P6">CANNOT USE: Employer Id number, EIN</text:p>
            </text:list-item>
            <text:list-item>
              <text:p text:style-name="P6">It is possible to have a SSN and not be able to work, SEE: SS card!!, <text:span text:style-name="T8">FIND Pic of PNG to add</text:span></text:p>
            </text:list-item>
            <text:list-item>
              <text:p text:style-name="P6">Lawfully admitted Non-citizens can work in certain circumstances</text:p>
            </text:list-item>
            <text:list-item>
              <text:p text:style-name="P6">NOTE: NR-Alien can work in US as Foriegn scholar or Post-doc, Prof.</text:p>
            </text:list-item>
            <text:list-item>
              <text:p text:style-name="P6">If you do not have <text:span text:style-name="T3">ITIN, you must apply with W7</text:span> via CAA(in TX) or Taxpayer Advocate(in person).</text:p>
            </text:list-item>
          </text:list>
        </text:list-item>
      </text:list>
      <text:p text:style-name="P5"/>
      <text:list xml:id="list133038782385383" text:continue-numbering="true" text:style-name="L1">
        <text:list-item>
          <text:p text:style-name="P4">Filing requirements &amp; due date:</text:p>
          <text:list>
            <text:list-item>
              <text:p text:style-name="P4"><text:span text:style-name="T13">Now have 1040, -NR (non-resident, -SR(senior), -X (ammendment)</text:span><text:line-break/></text:p>
            </text:list-item>
          </text:list>
        </text:list-item>
        <text:list-item>
          <text:p text:style-name="P3">Taxpayer filing status<text:line-break/></text:p>
        </text:list-item>
        <text:list-item>
          <text:p text:style-name="P3">Sources of worldwide taxable &amp; non-taxable income (e.g., interest, wages, business, sales of property, dividends, rental income, flow-through entities, alimony received)<text:line-break/></text:p>
        </text:list-item>
        <text:list-item>
          <text:p text:style-name="P3">Sources of applicable exclusions &amp; adjustments to gross income (e.g., foreign earned income exclusion, retirement plans, HSAs, alimony paid, health insurance, self-employment tax)<text:line-break/></text:p>
        </text:list-item>
        <text:list-item>
          <text:p text:style-name="P3">Sources of applicable deductions (e.g., itemized, standard)<text:line-break/></text:p>
        </text:list-item>
        <text:list-item>
          <text:p text:style-name="P3">Qualifications for dependency<text:line-break/></text:p>
        </text:list-item>
        <text:list-item>
          <text:p text:style-name="P3">Sources of applicable credits (e.g., education, foreign tax, child &amp; dependent care, credit for other dependents, child tax credit)<text:line-break/></text:p>
        </text:list-item>
        <text:list-item>
          <text:p text:style-name="P3">Sources of tax payments &amp; refundable credits<text:line-break/></text:p>
        </text:list-item>
        <text:list-item>
          <text:p text:style-name="P3">Previous IRS correspondence with taxpayer<text:line-break/></text:p>
        </text:list-item>
        <text:list-item>
          <text:p text:style-name="P3">Additional required returns to be filed, &amp; taxes paid (e.g., employment, gifts, international information returns, &amp; other information returns)<text:line-break/></text:p>
        </text:list-item>
        <text:list-item>
          <text:p text:style-name="P3">Special filing requirements (e.g. foreign income, presidentially declared disaster areas, injured spouse)<text:line-break/></text:p>
        </text:list-item>
        <text:list-item>
          <text:p text:style-name="P3">Foreign account &amp; asset reporting (e.g., FBAR, Form 8938)<text:line-break/></text:p>
        </text:list-item>
        <text:list-item>
          <text:p text:style-name="P3">Minor children's unearned income (“Kiddie” tax)<text:line-break/></text:p>
        </text:list-item>
        <text:list-item>
          <text:p text:style-name="P3"><text:soft-page-break/>ACA requirements (e.g., , total household income, premium tax credit, household size)</text:p>
        </text:list-item>
      </text:list>
      <text:p text:style-name="Standard"><text:line-break/></text:p>
      <text:p text:style-name="Standard"><text:span text:style-name="T1">## </text:span>Domain 2: Income &amp; Assets 17 Questions</text:p>
      <text:p text:style-name="P1"/>
      <text:p text:style-name="P1"><text:span text:style-name="T1">### </text:span>2.1. Income</text:p>
      <text:p text:style-name="P1"/>
      <text:p text:style-name="Standard">- Taxability of wages, salaries &amp; other earnings</text:p>
      <text:p text:style-name="P1">- Interest Income (e.g., taxable &amp; non-taxable)</text:p>
      <text:p text:style-name="P1">- Dividends &amp; other distributions from mutual funds, corporations, &amp; other entities</text:p>
      <text:p text:style-name="Standard">- Personal property rental</text:p>
      <text:p text:style-name="Standard">- Gambling income &amp; allowable deductions (e.g., Form W-2G, documentation)</text:p>
      <text:p text:style-name="Standard">- Tax treatment of cancellation of debt (e.g., Form 1099C, foreclosures, insolvency)</text:p>
      <text:p text:style-name="Standard">- Tax treatment of a U.S. citizen/resident with foreign income (e.g., tax treaties, Form 1116, Form 2555, Form 3520, Form 5471)</text:p>
      <text:p text:style-name="Standard">- Other income (e.g., scholarships, barter income, hobby income, alimony, non-taxable combat pay, unearned income, taxable recoveries, NOL, illegal income)</text:p>
      <text:p text:style-name="Standard">- Constructive receipt of income</text:p>
      <text:p text:style-name="Standard">- Constructive dividends (e.g., payments of personal expenses from a business entity)</text:p>
      <text:p text:style-name="Standard">- Passive income &amp; loss</text:p>
      <text:p text:style-name="Standard">- Pass-through income (e.g., Schedule K-1, income, deductions, basis, qualified business income</text:p>
      <text:p text:style-name="Standard">(QBI) items)</text:p>
      <text:p text:style-name="Standard">- Royalties &amp; related expenses</text:p>
      <text:p text:style-name="Standard">- State/local income tax refund &amp; other itemized deduction recoveries</text:p>
      <text:p text:style-name="Standard">- 1099 MISC, 1099 NEC, 1099 K reporting, irregularities, &amp; corrections</text:p>
      <text:p text:style-name="Standard"/>
      <text:p text:style-name="P1"><text:span text:style-name="T1">### </text:span>2.2. Retirement income</text:p>
      <text:p text:style-name="P1"/>
      <text:p text:style-name="Standard">- Basis in a traditional IRA (Form 8606)</text:p>
      <text:p text:style-name="Standard">- Comparison of &amp; distributions from traditional &amp; Roth IRAs</text:p>
      <text:p text:style-name="Standard">- Distributions from qualified &amp; non-qualified plans (e.g., pre-tax, after-tax, rollovers, Form 1099R, qualified charitable distribution)</text:p>
      <text:p text:style-name="Standard">- Excess contributions &amp; tax treatment (e.g., penalties)</text:p>
      <text:p text:style-name="Standard">- Penalties &amp; exceptions on premature distributions from qualified retirement plans &amp; IRAs</text:p>
      <text:p text:style-name="Standard">- Prohibited transactions &amp; tax consequences</text:p>
      <text:p text:style-name="Standard">- IRA conversions &amp; recharacterization (Form 8606)</text:p>
      <text:p text:style-name="Standard">- Required minimum distributions</text:p>
      <text:p text:style-name="Standard">- Loans from qualified plans</text:p>
      <text:p text:style-name="Standard">- Taxability of Social Security &amp; Railroad Retirement benefits</text:p>
      <text:p text:style-name="Standard">- Inherited retirement accounts</text:p>
      <text:p text:style-name="P1">- Foreign pensions &amp; retirement income</text:p>
      <text:p text:style-name="P1"/>
      <text:p text:style-name="P1">2.3. Property, real &amp; personal</text:p>
      <text:p text:style-name="P1"/>
      <text:p text:style-name="Standard">- Sale or disposition of property including depreciation recapture rules &amp; 1099A</text:p>
      <text:p text:style-name="Standard">- Capital gains &amp; losses (e.g., netting effect, short-term, long-term, mark-to-market, virtual currency)</text:p>
      <text:p text:style-name="Standard">- Basis of assets (e.g., purchased, gifted or inherited)</text:p>
      <text:p text:style-name="Standard">- Basis of stock after stock splits and/or stock dividends (e.g., research, schedules, brokerage records)</text:p>
      <text:p text:style-name="Standard">- Publicly traded partnerships (PTP) (e.g., sales, dispositions, losses)</text:p>
      <text:p text:style-name="Standard">- Sale of a personal residence (e.g., IRC sec 121 exclusions)</text:p>
      <text:p text:style-name="Standard">- Installment sales (e.g., related parties, original cost, date of acquisition, possible recalculations &amp; recharacterization)</text:p>
      <text:p text:style-name="Standard">- Options (e.g., stock, commodity, ISO, ESPP)</text:p>
      <text:p text:style-name="Standard">- Like-kind exchange</text:p>
      <text:p text:style-name="Standard">- Non-business bad debts</text:p>
      <text:p text:style-name="Standard">- Investor versus trader</text:p>
      <text:p text:style-name="Standard"><text:soft-page-break/></text:p>
      <text:p text:style-name="P1"><text:span text:style-name="T1">### </text:span>2.4.Adjustments to Income</text:p>
      <text:p text:style-name="P1"/>
      <text:p text:style-name="Standard">- Self-employment tax</text:p>
      <text:p text:style-name="Standard">- Retirement contribution limits &amp; deductibility (e.g., earned compensation requirements)</text:p>
      <text:p text:style-name="Standard">- Health savings accounts</text:p>
      <text:p text:style-name="Standard">- Other adjustments to income (e.g., student loan interest, alimony, moving expenses for active military, write-in adjustments)</text:p>
      <text:p text:style-name="Standard">- Self-Employed Health Insurance</text:p>
      <text:p text:style-name="Standard"/>
      <text:p text:style-name="Standard">Domain 3: Deductions &amp; Credits 17 Questions</text:p>
      <text:p text:style-name="Standard"/>
      <text:p text:style-name="P1"><text:span text:style-name="T1">### </text:span>3.1. Itemized deductions &amp; QBI</text:p>
      <text:p text:style-name="P1"/>
      <text:p text:style-name="Standard">- Medical, dental, vision, long-term care expenses</text:p>
      <text:p text:style-name="Standard">- Various taxes (e.g., state &amp; local, personal property, real estate)</text:p>
      <text:p text:style-name="Standard">- Interest expense (e.g., mortgage interest, investment interest, tracing rules, points, indebtedness limitations)</text:p>
      <text:p text:style-name="Standard">- Charitable contributions (e.g., cash, non-cash, limitations, documentation required)</text:p>
      <text:p text:style-name="Standard">- Nonbusiness casualty &amp; theft losses-Other itemized deductions</text:p>
      <text:p text:style-name="Standard">- Itemized deductions for Form 1040-NR</text:p>
      <text:p text:style-name="Standard">- Qualified Business Income (QBI) deduction</text:p>
      <text:p text:style-name="Standard"/>
      <text:p text:style-name="P1"><text:span text:style-name="T1">### </text:span>3.2. Credits</text:p>
      <text:p text:style-name="P1"/>
      <text:p text:style-name="Standard">- Child &amp; dependent care credit</text:p>
      <text:p text:style-name="Standard">- Child tax credit &amp; credit for other dependents</text:p>
      <text:p text:style-name="Standard">- Education credits</text:p>
      <text:p text:style-name="Standard">- Foreign tax credit</text:p>
      <text:p text:style-name="Standard">- Earned income tax credit (e.g., paid preparer's earned income credit checklist, eligibility &amp; disallowance)</text:p>
      <text:p text:style-name="Standard">- Adoption credits (e.g., carryovers, limitations, special needs)</text:p>
      <text:p text:style-name="Standard">- ACA premium tax credit</text:p>
      <text:p text:style-name="Standard">- Other credits (refundable &amp; non-refundable) (e.g., health coverage tax credit, energy credits, Retirement savings contribution credit)</text:p>
      <text:p text:style-name="Standard"/>
      <text:p text:style-name="Standard">Domain 4: Taxation 15 Items</text:p>
      <text:p text:style-name="Standard"/>
      <text:p text:style-name="Standard">4.1. Taxation</text:p>
      <text:p text:style-name="Standard"/>
      <text:p text:style-name="Standard">- Alternative minimum tax &amp; credit for prior year</text:p>
      <text:p text:style-name="Standard">- Household employees</text:p>
      <text:p text:style-name="Standard">- Underpayment penalties &amp; interest</text:p>
      <text:p text:style-name="Standard">- Self-employment tax</text:p>
      <text:p text:style-name="Standard">- Excess Social Security withholding</text:p>
      <text:p text:style-name="Standard">- Tax provisions for members of the clergy</text:p>
      <text:p text:style-name="Standard">- Tax provisions for members of the military</text:p>
      <text:p text:style-name="Standard">- Income in respect of decedent</text:p>
      <text:p text:style-name="Standard">- Net investment income tax</text:p>
      <text:p text:style-name="Standard">- Additional Medicare tax</text:p>
      <text:p text:style-name="Standard">- Uncollected Social Security &amp; Medicare tax</text:p>
      <text:p text:style-name="P1">- Other taxes (e.g., first time homebuyer credit repayment)</text:p>
      <text:p text:style-name="P1"/>
      <text:p text:style-name="P1">Domain 5: Advising the individual taxpayer 11 Questions</text:p>
      <text:p text:style-name="Standard"/>
      <text:p text:style-name="Standard">5.1. Advising the Individual Taxpayer</text:p>
      <text:p text:style-name="Standard"/>
      <text:p text:style-name="Standard"><text:soft-page-break/>- Reporting obligations for individuals (e.g., 1099, bartering, cash)</text:p>
      <text:p text:style-name="Standard">- Property sales (e.g., homes, stock, businesses, antiques, collectibles)</text:p>
      <text:p text:style-name="Standard">- Education planning (e.g., lifetime learning credit, IRC section 529 plans)</text:p>
      <text:p text:style-name="Standard">- Estate planning (e.g., gift versus inheritance, trusts, family partnerships, charitable giving, long-term care, life insurance)</text:p>
      <text:p text:style-name="Standard">- Retirement planning (e.g., annuities, IRAs, employer plans, early retirement rules, required minimum distribution, beneficiary ownership, charitable distributions from an IRA)</text:p>
      <text:p text:style-name="Standard">- Marriage &amp; divorce (e.g., divorce settlement, common-law, community property, alimony)</text:p>
      <text:p text:style-name="Standard">- Items that will affect future/past returns (e.g., carryovers, net operating loss, Schedule D, Form 8801, negative QBI carryover)</text:p>
      <text:p text:style-name="Standard">- Injured spouse</text:p>
      <text:p text:style-name="Standard">- Innocent spouse</text:p>
      <text:p text:style-name="Standard">- Estimated tax &amp; penalty avoidance (e.g., mid-year estimated tax planning)</text:p>
      <text:p text:style-name="Standard">- Adjustments, deductions, &amp; credits for tax planning (e.g., timing of income &amp; expenses)</text:p>
      <text:p text:style-name="Standard">- Character of transaction (e.g., use of capital gain rates versus ordinary income rates)</text:p>
      <text:p text:style-name="Standard">- Advantages &amp; disadvantages of MFJ/MFS/HOH filing statuses in various scenarios (e.g., joint &amp; several liability)</text:p>
      <text:p text:style-name="Standard">- Conditions for filing a claim for refund (e.g., amended returns)</text:p>
      <text:p text:style-name="Standard">- Penalty of perjury</text:p>
      <text:p text:style-name="Standard"/>
      <text:p text:style-name="Standard">Domain 6: Specialized Returns for Individuals 11 Questions</text:p>
      <text:p text:style-name="Standard"/>
      <text:p text:style-name="Standard">6.1. Estate Tax</text:p>
      <text:p text:style-name="Standard"/>
      <text:p text:style-name="Standard">- Gross estate, taxable estate (calculations &amp; payments), unified credit</text:p>
      <text:p text:style-name="Standard">- Jointly held property</text:p>
      <text:p text:style-name="Standard">- Marital deduction &amp; other marital issues (e.g., portability election)</text:p>
      <text:p text:style-name="Standard">- Life insurance, IRAs, &amp; retirement plans</text:p>
      <text:p text:style-name="Standard">- Estate filing requirements &amp; due dates (e.g., Form 706: Form 1041)</text:p>
      <text:p text:style-name="Standard"/>
      <text:p text:style-name="Standard">6.2. Gift Tax</text:p>
      <text:p text:style-name="Standard"/>
      <text:p text:style-name="Standard">- Gift-splitting-Annual exclusion</text:p>
      <text:p text:style-name="Standard">- Unified credit</text:p>
      <text:p text:style-name="Standard">- Effect on estate tax (e.g., Generation skipping transfer tax)</text:p>
      <text:p text:style-name="Standard">- Filing requirements (e.g., Form 709)</text:p>
      <text:p text:style-name="Standard"/>
      <text:p text:style-name="Standard">6.3.International Information Reporting</text:p>
      <text:p text:style-name="Standard"/>
      <text:p text:style-name="Standard">- Filing &amp; reporting requirements &amp; due dates (e.g., FBAR, Form 8938, Form 8865, Form 5471, Form 3520)</text:p>
      <text:p text:style-name="Standard">- Covered accounts (e.g., FBAR, Form 8938)</text:p>
      <text:p text:style-name="Standard">- Potential penalties (e.g., failure to file, underreporting, substantially incomplete, statute of limitations, reduction of tax attributes)</text:p>
      <text:p text:style-name="Standard">- Distinctions between FBAR &amp; Form 8938 requirement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2in" fo:margin-right="0.2in" fo:border="none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0:12:02.675073455</meta:creation-date>
    <dc:date>2024-09-16T13:30:37.185349228</dc:date>
    <meta:editing-duration>PT16M44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4" meta:paragraph-count="150" meta:word-count="1309" meta:character-count="8853" meta:non-whitespace-character-count="7703"/>
  </office:meta>
</office:document-meta>
</file>